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83cm"/>
    </style:style>
    <style:style style:name="co3" style:family="table-column">
      <style:table-column-properties fo:break-before="auto" style:column-width="2.868cm"/>
    </style:style>
    <style:style style:name="co4" style:family="table-column">
      <style:table-column-properties fo:break-before="auto" style:column-width="2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9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7" style:family="table-cell" style:parent-style-name="Default" style:data-style-name="N2">
      <style:table-cell-properties fo:border="0.06pt solid #000000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9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5.996cm" svg:height="9.005cm" svg:x="17.92cm" svg:y="9.562cm">
            <draw:object draw:notify-on-update-of-ranges="Hoja1.B24:Hoja1.B30 Hoja1.C23:Hoja1.C23 Hoja1.C24:Hoja1.C30 Hoja1.D23:Hoja1.D23 Hoja1.D24:Hoja1.D30 Hoja1.E23:Hoja1.E23 Hoja1.E24:Hoja1.E30 Hoja1.F23:Hoja1.F23 Hoja1.F24:Hoja1.F3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4.265cm" svg:height="10.279cm" svg:x="0.522cm" svg:y="18.354cm">
            <draw:object draw:notify-on-update-of-ranges="Hoja1.B34:Hoja1.B40 Hoja1.C33:Hoja1.C33 Hoja1.C34:Hoja1.C40 Hoja1.D33:Hoja1.D33 Hoja1.D34:Hoja1.D40 Hoja1.E33:Hoja1.E33 Hoja1.E34:Hoja1.E40 Hoja1.F33:Hoja1.F33 Hoja1.F34:Hoja1.F4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6cm" svg:height="9.005cm" svg:x="17.892cm" svg:y="0.292cm">
            <draw:object draw:notify-on-update-of-ranges="Hoja1.B4:Hoja1.B10 Hoja1.D3:Hoja1.D3 Hoja1.D4:Hoja1.D1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34.733cm" svg:y="0.372cm">
            <draw:object draw:notify-on-update-of-ranges="Hoja1.B14:Hoja1.B20 Hoja1.C13:Hoja1.C13 Hoja1.C14:Hoja1.C20 Hoja1.D13:Hoja1.D13 Hoja1.D14:Hoja1.D20 Hoja1.E13:Hoja1.E13 Hoja1.E14:Hoja1.E2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3"/>
        <table:table-column table:style-name="co4" table:number-columns-repeated="2" table:default-cell-style-name="ce3"/>
        <table:table-column table:style-name="co1" table:number-columns-repeated="8" table:default-cell-style-name="Default"/>
        <table:table-row table:style-name="ro1"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Estadisticas Frecuenciales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bits por muestra</text:p>
          </table:table-cell>
          <table:table-cell office:value-type="string" calcext:value-type="string">
            <text:p>SNR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Whatsapp</text:p>
          </table:table-cell>
          <table:table-cell office:value-type="float" office:value="5.07" calcext:value-type="float">
            <text:p>5,07</text:p>
          </table:table-cell>
          <table:table-cell office:value-type="float" office:value="32.1" calcext:value-type="float">
            <text:p>32,1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Piano</text:p>
          </table:table-cell>
          <table:table-cell office:value-type="float" office:value="4.95" calcext:value-type="float">
            <text:p>4,95</text:p>
          </table:table-cell>
          <table:table-cell office:value-type="float" office:value="22" calcext:value-type="float">
            <text:p>22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Violin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Trompeta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Trombón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Voz Limpia</text:p>
          </table:table-cell>
          <table:table-cell office:value-type="float" office:value="5.2" calcext:value-type="float">
            <text:p>5,2</text:p>
          </table:table-cell>
          <table:table-cell office:value-type="float" office:value="25" calcext:value-type="float">
            <text:p>25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Country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/>
          <table:table-cell office:value-type="string" calcext:value-type="string">
            <text:p>Estadisticas Temporales</text:p>
          </table:table-cell>
          <table:table-cell table:style-name="ce2" office:value-type="string" calcext:value-type="string" table:number-columns-spanned="3" table:number-rows-spanned="1">
            <text:p>SNR</text:p>
          </table:table-cell>
          <table:covered-table-cell table:number-columns-repeated="2" table:style-name="ce1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Basic</text:p>
          </table:table-cell>
          <table:table-cell office:value-type="string" calcext:value-type="string">
            <text:p>Bit Choosen</text:p>
          </table:table-cell>
          <table:table-cell office:value-type="string" calcext:value-type="string">
            <text:p>Bit Step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ountry</text:p>
          </table:table-cell>
          <table:table-cell office:value-type="float" office:value="107" calcext:value-type="float">
            <text:p>107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Whatsapp</text:p>
          </table:table-cell>
          <table:table-cell office:value-type="float" office:value="117" calcext:value-type="float">
            <text:p>117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oz Limpia</text:p>
          </table:table-cell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rombón</text:p>
          </table:table-cell>
          <table:table-cell office:value-type="float" office:value="111" calcext:value-type="float">
            <text:p>111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rompeta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iano</text:p>
          </table:table-cell>
          <table:table-cell office:value-type="float" office:value="91" calcext:value-type="float">
            <text:p>91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iolin</text:p>
          </table:table-cell>
          <table:table-cell office:value-type="float" office:value="106" calcext:value-type="float">
            <text:p>106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Estadísticas Frecuenciales</text:p>
          </table:table-cell>
          <table:table-cell table:style-name="ce2" office:value-type="string" calcext:value-type="string" table:number-columns-spanned="4" table:number-rows-spanned="1">
            <text:p>PEAQ</text:p>
          </table:table-cell>
          <table:covered-table-cell table:style-name="ce6"/>
          <table:covered-table-cell table:style-name="ce1"/>
          <table:covered-table-cell/>
          <table:table-cell table:number-columns-repeated="6"/>
          <table:table-cell table:style-name="ce8"/>
        </table:table-row>
        <table:table-row table:style-name="ro1">
          <table:table-cell table:number-columns-repeated="2"/>
          <table:table-cell table:style-name="ce4" office:value-type="string" calcext:value-type="string">
            <text:p>Original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table:style-name="ce1" office:value-type="string" calcext:value-type="string">
            <text:p>Promedio</text:p>
          </table:table-cell>
          <table:table-cell table:number-columns-repeated="6"/>
          <table:table-cell table:style-name="ce9"/>
        </table:table-row>
        <table:table-row table:style-name="ro1">
          <table:table-cell/>
          <table:table-cell office:value-type="string" calcext:value-type="string">
            <text:p>Whatsapp</text:p>
          </table:table-cell>
          <table:table-cell office:value-type="float" office:value="0.215" calcext:value-type="float">
            <text:p>0,215</text:p>
          </table:table-cell>
          <table:table-cell office:value-type="float" office:value="-2.1" calcext:value-type="float">
            <text:p>-2,1</text:p>
          </table:table-cell>
          <table:table-cell office:value-type="float" office:value="-3.5" calcext:value-type="float">
            <text:p>-3,5</text:p>
          </table:table-cell>
          <table:table-cell table:style-name="ce7" table:formula="of:=AVERAGE([.D24:.E24])" office:value-type="float" office:value="-2.8" calcext:value-type="float">
            <text:p>-2,80</text:p>
          </table:table-cell>
          <table:table-cell table:number-columns-repeated="6"/>
          <table:table-cell table:style-name="ce9"/>
        </table:table-row>
        <table:table-row table:style-name="ro1">
          <table:table-cell/>
          <table:table-cell office:value-type="string" calcext:value-type="string">
            <text:p>Piano</text:p>
          </table:table-cell>
          <table:table-cell office:value-type="float" office:value="0.215" calcext:value-type="float">
            <text:p>0,215</text:p>
          </table:table-cell>
          <table:table-cell office:value-type="float" office:value="0.2" calcext:value-type="float">
            <text:p>0,2</text:p>
          </table:table-cell>
          <table:table-cell office:value-type="float" office:value="-1.38" calcext:value-type="float">
            <text:p>-1,38</text:p>
          </table:table-cell>
          <table:table-cell table:style-name="ce7" table:formula="of:=AVERAGE([.D25:.E25])" office:value-type="float" office:value="-0.59" calcext:value-type="float">
            <text:p>-0,59</text:p>
          </table:table-cell>
          <table:table-cell table:number-columns-repeated="6"/>
          <table:table-cell table:style-name="ce9"/>
        </table:table-row>
        <table:table-row table:style-name="ro1">
          <table:table-cell/>
          <table:table-cell office:value-type="string" calcext:value-type="string">
            <text:p>Violin</text:p>
          </table:table-cell>
          <table:table-cell office:value-type="float" office:value="0.215" calcext:value-type="float">
            <text:p>0,215</text:p>
          </table:table-cell>
          <table:table-cell office:value-type="float" office:value="-1.9" calcext:value-type="float">
            <text:p>-1,9</text:p>
          </table:table-cell>
          <table:table-cell office:value-type="float" office:value="-2.1" calcext:value-type="float">
            <text:p>-2,1</text:p>
          </table:table-cell>
          <table:table-cell table:style-name="ce7" table:formula="of:=AVERAGE([.D26:.E26])" office:value-type="float" office:value="-2" calcext:value-type="float">
            <text:p>-2,00</text:p>
          </table:table-cell>
          <table:table-cell table:number-columns-repeated="6"/>
          <table:table-cell table:style-name="ce9"/>
        </table:table-row>
        <table:table-row table:style-name="ro1">
          <table:table-cell/>
          <table:table-cell office:value-type="string" calcext:value-type="string">
            <text:p>Trompeta</text:p>
          </table:table-cell>
          <table:table-cell office:value-type="float" office:value="0.215" calcext:value-type="float">
            <text:p>0,215</text:p>
          </table:table-cell>
          <table:table-cell office:value-type="float" office:value="-1.1" calcext:value-type="float">
            <text:p>-1,1</text:p>
          </table:table-cell>
          <table:table-cell office:value-type="float" office:value="-2.4" calcext:value-type="float">
            <text:p>-2,4</text:p>
          </table:table-cell>
          <table:table-cell table:style-name="ce7" table:formula="of:=AVERAGE([.D27:.E27])" office:value-type="float" office:value="-1.75" calcext:value-type="float">
            <text:p>-1,75</text:p>
          </table:table-cell>
          <table:table-cell table:number-columns-repeated="6"/>
          <table:table-cell table:style-name="ce9"/>
        </table:table-row>
        <table:table-row table:style-name="ro1">
          <table:table-cell/>
          <table:table-cell office:value-type="string" calcext:value-type="string">
            <text:p>Trombón</text:p>
          </table:table-cell>
          <table:table-cell office:value-type="float" office:value="0.215" calcext:value-type="float">
            <text:p>0,215</text:p>
          </table:table-cell>
          <table:table-cell office:value-type="float" office:value="-1.8" calcext:value-type="float">
            <text:p>-1,8</text:p>
          </table:table-cell>
          <table:table-cell office:value-type="float" office:value="-3.2" calcext:value-type="float">
            <text:p>-3,2</text:p>
          </table:table-cell>
          <table:table-cell table:style-name="ce7" table:formula="of:=AVERAGE([.D28:.E28])" office:value-type="float" office:value="-2.5" calcext:value-type="float">
            <text:p>-2,50</text:p>
          </table:table-cell>
          <table:table-cell table:number-columns-repeated="6"/>
          <table:table-cell table:style-name="ce9"/>
        </table:table-row>
        <table:table-row table:style-name="ro1">
          <table:table-cell/>
          <table:table-cell office:value-type="string" calcext:value-type="string">
            <text:p>Voz Limpia</text:p>
          </table:table-cell>
          <table:table-cell office:value-type="float" office:value="0.1319" calcext:value-type="float">
            <text:p>0,1319</text:p>
          </table:table-cell>
          <table:table-cell office:value-type="float" office:value="-1.5426" calcext:value-type="float">
            <text:p>-1,5426</text:p>
          </table:table-cell>
          <table:table-cell office:value-type="float" office:value="-1.5619" calcext:value-type="float">
            <text:p>-1,5619</text:p>
          </table:table-cell>
          <table:table-cell table:style-name="ce7" office:value-type="float" office:value="-1.5534" calcext:value-type="float">
            <text:p>-1,55</text:p>
          </table:table-cell>
          <table:table-cell table:number-columns-repeated="6"/>
          <table:table-cell table:style-name="ce9"/>
        </table:table-row>
        <table:table-row table:style-name="ro1">
          <table:table-cell/>
          <table:table-cell office:value-type="string" calcext:value-type="string">
            <text:p>Country</text:p>
          </table:table-cell>
          <table:table-cell office:value-type="float" office:value="0.215" calcext:value-type="float">
            <text:p>0,215</text:p>
          </table:table-cell>
          <table:table-cell office:value-type="float" office:value="0.208" calcext:value-type="float">
            <text:p>0,208</text:p>
          </table:table-cell>
          <table:table-cell office:value-type="float" office:value="0.183" calcext:value-type="float">
            <text:p>0,183</text:p>
          </table:table-cell>
          <table:table-cell table:style-name="ce7" table:formula="of:=AVERAGE([.D30:.E30])" office:value-type="float" office:value="0.1955" calcext:value-type="float">
            <text:p>0,20</text:p>
          </table:table-cell>
          <table:table-cell table:number-columns-repeated="6"/>
          <table:table-cell table:style-name="ce9"/>
        </table:table-row>
        <table:table-row table:style-name="ro1"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Dominio Temporal</text:p>
          </table:table-cell>
          <table:table-cell table:style-name="ce2" office:value-type="string" calcext:value-type="string" table:number-columns-spanned="4" table:number-rows-spanned="1">
            <text:p>PEAQ</text:p>
          </table:table-cell>
          <table:covered-table-cell table:style-name="ce2"/>
          <table:covered-table-cell table:number-columns-repeated="2" table:style-name="ce1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asic</text:p>
          </table:table-cell>
          <table:table-cell office:value-type="string" calcext:value-type="string">
            <text:p>Bit Choosen</text:p>
          </table:table-cell>
          <table:table-cell office:value-type="string" calcext:value-type="string">
            <text:p>Bit Step</text:p>
          </table:table-cell>
          <table:table-cell table:style-name="ce3" office:value-type="string" calcext:value-type="string">
            <text:p>Máxim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hatsapp</text:p>
          </table:table-cell>
          <table:table-cell table:style-name="ce5" office:value-type="float" office:value="0.1818" calcext:value-type="float">
            <text:p>0,1818</text:p>
          </table:table-cell>
          <table:table-cell table:style-name="ce5" office:value-type="float" office:value="0.0548" calcext:value-type="float">
            <text:p>0,0548</text:p>
          </table:table-cell>
          <table:table-cell table:style-name="ce5" office:value-type="float" office:value="0.0637" calcext:value-type="float">
            <text:p>0,0637</text:p>
          </table:table-cell>
          <table:table-cell table:style-name="ce3" office:value-type="float" office:value="0.1818" calcext:value-type="float">
            <text:p>0,181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ano</text:p>
          </table:table-cell>
          <table:table-cell table:style-name="ce5" office:value-type="float" office:value="0.2143" calcext:value-type="float">
            <text:p>0,2143</text:p>
          </table:table-cell>
          <table:table-cell table:style-name="ce5" office:value-type="float" office:value="0.0927" calcext:value-type="float">
            <text:p>0,0927</text:p>
          </table:table-cell>
          <table:table-cell table:style-name="ce5" office:value-type="float" office:value="0.0994" calcext:value-type="float">
            <text:p>0,0994</text:p>
          </table:table-cell>
          <table:table-cell table:style-name="ce3" office:value-type="float" office:value="0.2143" calcext:value-type="float">
            <text:p>0,214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iolin</text:p>
          </table:table-cell>
          <table:table-cell table:style-name="ce5" office:value-type="float" office:value="0.0841" calcext:value-type="float">
            <text:p>0,0841</text:p>
          </table:table-cell>
          <table:table-cell table:style-name="ce5" office:value-type="float" office:value="-1.2912" calcext:value-type="float">
            <text:p>-1,2912</text:p>
          </table:table-cell>
          <table:table-cell table:style-name="ce5" office:value-type="float" office:value="-0.9655" calcext:value-type="float">
            <text:p>-0,9655</text:p>
          </table:table-cell>
          <table:table-cell table:style-name="ce3" office:value-type="float" office:value="0.1319" calcext:value-type="float">
            <text:p>0,131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rompeta</text:p>
          </table:table-cell>
          <table:table-cell table:style-name="ce5" office:value-type="float" office:value="0.1796" calcext:value-type="float">
            <text:p>0,1796</text:p>
          </table:table-cell>
          <table:table-cell table:style-name="ce5" office:value-type="float" office:value="0.064" calcext:value-type="float">
            <text:p>0,0640</text:p>
          </table:table-cell>
          <table:table-cell table:style-name="ce5" office:value-type="float" office:value="-0.1133" calcext:value-type="float">
            <text:p>-0,1133</text:p>
          </table:table-cell>
          <table:table-cell table:style-name="ce3" office:value-type="float" office:value="0.1824" calcext:value-type="float">
            <text:p>0,182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rombón</text:p>
          </table:table-cell>
          <table:table-cell table:style-name="ce5" office:value-type="float" office:value="0.1617" calcext:value-type="float">
            <text:p>0,1617</text:p>
          </table:table-cell>
          <table:table-cell table:style-name="ce5" office:value-type="float" office:value="-0.1282" calcext:value-type="float">
            <text:p>-0,1282</text:p>
          </table:table-cell>
          <table:table-cell table:style-name="ce5" office:value-type="float" office:value="-0.0384" calcext:value-type="float">
            <text:p>-0,0384</text:p>
          </table:table-cell>
          <table:table-cell table:style-name="ce3" office:value-type="float" office:value="0.1685" calcext:value-type="float">
            <text:p>0,168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oz Limpia</text:p>
          </table:table-cell>
          <table:table-cell table:style-name="ce5" office:value-type="float" office:value="0.0869" calcext:value-type="float">
            <text:p>0,0869</text:p>
          </table:table-cell>
          <table:table-cell table:style-name="ce5" office:value-type="float" office:value="-1.171" calcext:value-type="float">
            <text:p>-1,1710</text:p>
          </table:table-cell>
          <table:table-cell table:style-name="ce5" office:value-type="float" office:value="-0.9211" calcext:value-type="float">
            <text:p>-0,9211</text:p>
          </table:table-cell>
          <table:table-cell table:style-name="ce3" office:value-type="float" office:value="0.1319" calcext:value-type="float">
            <text:p>0,131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untry</text:p>
          </table:table-cell>
          <table:table-cell table:style-name="ce5" office:value-type="float" office:value="0.2146" calcext:value-type="float">
            <text:p>0,2146</text:p>
          </table:table-cell>
          <table:table-cell table:style-name="ce5" office:value-type="float" office:value="0.212" calcext:value-type="float">
            <text:p>0,2120</text:p>
          </table:table-cell>
          <table:table-cell table:style-name="ce5" office:value-type="float" office:value="0.2117" calcext:value-type="float">
            <text:p>0,2117</text:p>
          </table:table-cell>
          <table:table-cell table:style-name="ce3" office:value-type="float" office:value="0.215" calcext:value-type="float">
            <text:p>0,21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5">00/00/0000</text:date>, <text:time style:data-style-name="N2" text:time-value="23:58:41.38302584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villarreal</meta:initial-creator>
    <meta:creation-date>2015-06-23T17:22:12.001908484</meta:creation-date>
    <dc:date>2015-06-24T23:56:36.973292360</dc:date>
    <meta:editing-duration>PT3H12M56S</meta:editing-duration>
    <meta:editing-cycles>8</meta:editing-cycles>
    <meta:generator>LibreOffice/4.2.8.2$Linux_X86_64 LibreOffice_project/420m0$Build-2</meta:generator>
    <meta:document-statistic meta:table-count="1" meta:cell-count="13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color="#579d1c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7cm" svg:height="9.006cm" xlink:href=".." xlink:type="simple" chart:class="chart:bar" chart:style-name="ch1">
        <chart:title svg:x="5.07cm" svg:y="0.316cm" chart:style-name="ch2">
          <text:p>Dominio Frequencial - PEAQ</text:p>
        </chart:title>
        <chart:legend chart:legend-position="end" svg:x="13.198cm" svg:y="3.457cm" style:legend-expansion="high" chart:style-name="ch3"/>
        <chart:plot-area chart:style-name="ch4" table:cell-range-address="Hoja1.B24:Hoja1.F30 Hoja1.C23:Hoja1.F23" chart:data-source-has-labels="both" svg:x="0.319cm" svg:y="1.301cm" svg:width="12.56cm" svg:height="7.525cm">
          <chartooo:coordinate-region svg:x="1.152cm" svg:y="1.5cm" svg:width="11.727cm" svg:height="7.127cm"/>
          <chart:axis chart:dimension="x" chart:name="primary-x" chart:style-name="ch5" chartooo:axis-type="auto">
            <chartooo:date-scale/>
            <chart:categories table:cell-range-address="Hoja1.B24:Hoja1.B3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Hoja1.C24:Hoja1.C30" chart:label-cell-address="Hoja1.C23:Hoja1.C23" chart:class="chart:bar">
            <chart:data-point chart:repeated="7"/>
          </chart:series>
          <chart:series chart:style-name="ch9" chart:values-cell-range-address="Hoja1.D24:Hoja1.D30" chart:label-cell-address="Hoja1.D23:Hoja1.D23" chart:class="chart:bar">
            <chart:data-point chart:repeated="7"/>
          </chart:series>
          <chart:series chart:style-name="ch10" chart:values-cell-range-address="Hoja1.E24:Hoja1.E30" chart:label-cell-address="Hoja1.E23:Hoja1.E23" chart:class="chart:bar">
            <chart:data-point chart:repeated="7"/>
          </chart:series>
          <chart:series chart:style-name="ch11" chart:values-cell-range-address="Hoja1.F24:Hoja1.F30" chart:label-cell-address="Hoja1.F23:Hoja1.F23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</text:p>
                <draw:g>
                  <svg:desc>Hoja1.C23:Hoja1.C23</svg:desc>
                </draw:g>
              </table:table-cell>
              <table:table-cell office:value-type="string">
                <text:p>Max</text:p>
                <draw:g>
                  <svg:desc>Hoja1.D23:Hoja1.D23</svg:desc>
                </draw:g>
              </table:table-cell>
              <table:table-cell office:value-type="string">
                <text:p>Min</text:p>
                <draw:g>
                  <svg:desc>Hoja1.E23:Hoja1.E23</svg:desc>
                </draw:g>
              </table:table-cell>
              <table:table-cell office:value-type="string">
                <text:p>Promedio</text:p>
                <draw:g>
                  <svg:desc>Hoja1.F23:Hoja1.F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hatsapp</text:p>
                <draw:g>
                  <svg:desc>Hoja1.B24:Hoja1.B30</svg:desc>
                </draw:g>
              </table:table-cell>
              <table:table-cell office:value-type="float" office:value="0.215">
                <text:p>0.215</text:p>
                <draw:g>
                  <svg:desc>Hoja1.C24:Hoja1.C30</svg:desc>
                </draw:g>
              </table:table-cell>
              <table:table-cell office:value-type="float" office:value="-2.1">
                <text:p>-2.1</text:p>
                <draw:g>
                  <svg:desc>Hoja1.D24:Hoja1.D30</svg:desc>
                </draw:g>
              </table:table-cell>
              <table:table-cell office:value-type="float" office:value="-3.5">
                <text:p>-3.5</text:p>
                <draw:g>
                  <svg:desc>Hoja1.E24:Hoja1.E30</svg:desc>
                </draw:g>
              </table:table-cell>
              <table:table-cell office:value-type="float" office:value="-2.8">
                <text:p>-2.8</text:p>
                <draw:g>
                  <svg:desc>Hoja1.F24:Hoja1.F30</svg:desc>
                </draw:g>
              </table:table-cell>
            </table:table-row>
            <table:table-row>
              <table:table-cell office:value-type="string">
                <text:p>Piano</text:p>
              </table:table-cell>
              <table:table-cell office:value-type="float" office:value="0.215">
                <text:p>0.215</text:p>
              </table:table-cell>
              <table:table-cell office:value-type="float" office:value="0.2">
                <text:p>0.2</text:p>
              </table:table-cell>
              <table:table-cell office:value-type="float" office:value="-1.38">
                <text:p>-1.38</text:p>
              </table:table-cell>
              <table:table-cell office:value-type="float" office:value="-0.59">
                <text:p>-0.59</text:p>
              </table:table-cell>
            </table:table-row>
            <table:table-row>
              <table:table-cell office:value-type="string">
                <text:p>Violin</text:p>
              </table:table-cell>
              <table:table-cell office:value-type="float" office:value="0.215">
                <text:p>0.215</text:p>
              </table:table-cell>
              <table:table-cell office:value-type="float" office:value="-1.9">
                <text:p>-1.9</text:p>
              </table:table-cell>
              <table:table-cell office:value-type="float" office:value="-2.1">
                <text:p>-2.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Trompeta</text:p>
              </table:table-cell>
              <table:table-cell office:value-type="float" office:value="0.215">
                <text:p>0.215</text:p>
              </table:table-cell>
              <table:table-cell office:value-type="float" office:value="-1.1">
                <text:p>-1.1</text:p>
              </table:table-cell>
              <table:table-cell office:value-type="float" office:value="-2.4">
                <text:p>-2.4</text:p>
              </table:table-cell>
              <table:table-cell office:value-type="float" office:value="-1.75">
                <text:p>-1.75</text:p>
              </table:table-cell>
            </table:table-row>
            <table:table-row>
              <table:table-cell office:value-type="string">
                <text:p>Trombón</text:p>
              </table:table-cell>
              <table:table-cell office:value-type="float" office:value="0.215">
                <text:p>0.215</text:p>
              </table:table-cell>
              <table:table-cell office:value-type="float" office:value="-1.8">
                <text:p>-1.8</text:p>
              </table:table-cell>
              <table:table-cell office:value-type="float" office:value="-3.2">
                <text:p>-3.2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>
                <text:p>Voz Limpia</text:p>
              </table:table-cell>
              <table:table-cell office:value-type="float" office:value="0.1319">
                <text:p>0.1319</text:p>
              </table:table-cell>
              <table:table-cell office:value-type="float" office:value="-1.5426">
                <text:p>-1.5426</text:p>
              </table:table-cell>
              <table:table-cell office:value-type="float" office:value="-1.5619">
                <text:p>-1.5619</text:p>
              </table:table-cell>
              <table:table-cell office:value-type="float" office:value="-1.5534">
                <text:p>-1.5534</text:p>
              </table:table-cell>
            </table:table-row>
            <table:table-row>
              <table:table-cell office:value-type="string">
                <text:p>Country</text:p>
              </table:table-cell>
              <table:table-cell office:value-type="float" office:value="0.215">
                <text:p>0.215</text:p>
              </table:table-cell>
              <table:table-cell office:value-type="float" office:value="0.208">
                <text:p>0.208</text:p>
              </table:table-cell>
              <table:table-cell office:value-type="float" office:value="0.183">
                <text:p>0.183</text:p>
              </table:table-cell>
              <table:table-cell office:value-type="float" office:value="0.1955">
                <text:p>0.19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solid-type="cylinder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9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9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09">
      <style:chart-properties chart:solid-type="cylinder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09">
      <style:chart-properties chart:solid-type="cylinder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109">
      <style:chart-properties chart:solid-type="cylinder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09">
      <style:chart-properties chart:solid-type="cylinder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266cm" svg:height="10.28cm" xlink:href=".." xlink:type="simple" chart:class="chart:bar" chart:style-name="ch1">
        <chart:title svg:x="4.47cm" svg:y="0.341cm" chart:style-name="ch2">
          <text:p>Dominio Temporal - PEAQ</text:p>
        </chart:title>
        <chart:legend chart:legend-position="bottom" svg:x="3.436cm" svg:y="9.497cm" style:legend-expansion="wide" chart:style-name="ch3"/>
        <chart:plot-area chart:style-name="ch4" table:cell-range-address="Hoja1.B34:Hoja1.F40 Hoja1.C33:Hoja1.F33" chart:data-source-has-labels="both" svg:x="0.285cm" svg:y="1.351cm" svg:width="13.696cm" svg:height="7.94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75cm" svg:y="1.42cm" svg:width="12.154cm" svg:height="7.67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Hoja1.B34:Hoja1.B40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Hoja1.C34:Hoja1.C40" chart:label-cell-address="Hoja1.C33:Hoja1.C33" chart:class="chart:bar">
            <chart:data-point chart:repeated="7"/>
          </chart:series>
          <chart:series chart:style-name="ch10" chart:values-cell-range-address="Hoja1.D34:Hoja1.D40" chart:label-cell-address="Hoja1.D33:Hoja1.D33" chart:class="chart:bar">
            <chart:data-point chart:repeated="7"/>
          </chart:series>
          <chart:series chart:style-name="ch11" chart:values-cell-range-address="Hoja1.E34:Hoja1.E40" chart:label-cell-address="Hoja1.E33:Hoja1.E33" chart:class="chart:bar">
            <chart:data-point chart:repeated="7"/>
          </chart:series>
          <chart:series chart:style-name="ch12" chart:values-cell-range-address="Hoja1.F34:Hoja1.F40" chart:label-cell-address="Hoja1.F33:Hoja1.F33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ic</text:p>
                <draw:g>
                  <svg:desc>Hoja1.C33:Hoja1.C33</svg:desc>
                </draw:g>
              </table:table-cell>
              <table:table-cell office:value-type="string">
                <text:p>Bit Choosen</text:p>
                <draw:g>
                  <svg:desc>Hoja1.D33:Hoja1.D33</svg:desc>
                </draw:g>
              </table:table-cell>
              <table:table-cell office:value-type="string">
                <text:p>Bit Step</text:p>
                <draw:g>
                  <svg:desc>Hoja1.E33:Hoja1.E33</svg:desc>
                </draw:g>
              </table:table-cell>
              <table:table-cell office:value-type="string">
                <text:p>Máximo</text:p>
                <draw:g>
                  <svg:desc>Hoja1.F33:Hoja1.F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hatsapp</text:p>
                <draw:g>
                  <svg:desc>Hoja1.B34:Hoja1.B40</svg:desc>
                </draw:g>
              </table:table-cell>
              <table:table-cell office:value-type="float" office:value="0.1818">
                <text:p>0.1818</text:p>
                <draw:g>
                  <svg:desc>Hoja1.C34:Hoja1.C40</svg:desc>
                </draw:g>
              </table:table-cell>
              <table:table-cell office:value-type="float" office:value="0.0548">
                <text:p>0.0548</text:p>
                <draw:g>
                  <svg:desc>Hoja1.D34:Hoja1.D40</svg:desc>
                </draw:g>
              </table:table-cell>
              <table:table-cell office:value-type="float" office:value="0.0637">
                <text:p>0.0637</text:p>
                <draw:g>
                  <svg:desc>Hoja1.E34:Hoja1.E40</svg:desc>
                </draw:g>
              </table:table-cell>
              <table:table-cell office:value-type="float" office:value="0.1818">
                <text:p>0.1818</text:p>
                <draw:g>
                  <svg:desc>Hoja1.F34:Hoja1.F40</svg:desc>
                </draw:g>
              </table:table-cell>
            </table:table-row>
            <table:table-row>
              <table:table-cell office:value-type="string">
                <text:p>Piano</text:p>
              </table:table-cell>
              <table:table-cell office:value-type="float" office:value="0.2143">
                <text:p>0.2143</text:p>
              </table:table-cell>
              <table:table-cell office:value-type="float" office:value="0.0927">
                <text:p>0.0927</text:p>
              </table:table-cell>
              <table:table-cell office:value-type="float" office:value="0.0994">
                <text:p>0.0994</text:p>
              </table:table-cell>
              <table:table-cell office:value-type="float" office:value="0.2143">
                <text:p>0.2143</text:p>
              </table:table-cell>
            </table:table-row>
            <table:table-row>
              <table:table-cell office:value-type="string">
                <text:p>Violin</text:p>
              </table:table-cell>
              <table:table-cell office:value-type="float" office:value="0.0841">
                <text:p>0.0841</text:p>
              </table:table-cell>
              <table:table-cell office:value-type="float" office:value="-1.2912">
                <text:p>-1.2912</text:p>
              </table:table-cell>
              <table:table-cell office:value-type="float" office:value="-0.9655">
                <text:p>-0.9655</text:p>
              </table:table-cell>
              <table:table-cell office:value-type="float" office:value="0.1319">
                <text:p>0.1319</text:p>
              </table:table-cell>
            </table:table-row>
            <table:table-row>
              <table:table-cell office:value-type="string">
                <text:p>Trompeta</text:p>
              </table:table-cell>
              <table:table-cell office:value-type="float" office:value="0.1796">
                <text:p>0.1796</text:p>
              </table:table-cell>
              <table:table-cell office:value-type="float" office:value="0.064">
                <text:p>0.064</text:p>
              </table:table-cell>
              <table:table-cell office:value-type="float" office:value="-0.1133">
                <text:p>-0.1133</text:p>
              </table:table-cell>
              <table:table-cell office:value-type="float" office:value="0.1824">
                <text:p>0.1824</text:p>
              </table:table-cell>
            </table:table-row>
            <table:table-row>
              <table:table-cell office:value-type="string">
                <text:p>Trombón</text:p>
              </table:table-cell>
              <table:table-cell office:value-type="float" office:value="0.1617">
                <text:p>0.1617</text:p>
              </table:table-cell>
              <table:table-cell office:value-type="float" office:value="-0.1282">
                <text:p>-0.1282</text:p>
              </table:table-cell>
              <table:table-cell office:value-type="float" office:value="-0.0384">
                <text:p>-0.0384</text:p>
              </table:table-cell>
              <table:table-cell office:value-type="float" office:value="0.1685">
                <text:p>0.1685</text:p>
              </table:table-cell>
            </table:table-row>
            <table:table-row>
              <table:table-cell office:value-type="string">
                <text:p>Voz Limpia</text:p>
              </table:table-cell>
              <table:table-cell office:value-type="float" office:value="0.0869">
                <text:p>0.0869</text:p>
              </table:table-cell>
              <table:table-cell office:value-type="float" office:value="-1.171">
                <text:p>-1.171</text:p>
              </table:table-cell>
              <table:table-cell office:value-type="float" office:value="-0.9211">
                <text:p>-0.9211</text:p>
              </table:table-cell>
              <table:table-cell office:value-type="float" office:value="0.1319">
                <text:p>0.1319</text:p>
              </table:table-cell>
            </table:table-row>
            <table:table-row>
              <table:table-cell office:value-type="string">
                <text:p>Country</text:p>
              </table:table-cell>
              <table:table-cell office:value-type="float" office:value="0.2146">
                <text:p>0.2146</text:p>
              </table:table-cell>
              <table:table-cell office:value-type="float" office:value="0.212">
                <text:p>0.212</text:p>
              </table:table-cell>
              <table:table-cell office:value-type="float" office:value="0.2117">
                <text:p>0.2117</text:p>
              </table:table-cell>
              <table:table-cell office:value-type="float" office:value="0.215">
                <text:p>0.2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7cm" svg:height="9.006cm" xlink:href=".." xlink:type="simple" chart:class="chart:bar" chart:style-name="ch1">
        <chart:title svg:x="5.269cm" svg:y="0.316cm" chart:style-name="ch2">
          <text:p>Dominio Frequencial - LSB</text:p>
        </chart:title>
        <chart:plot-area chart:style-name="ch3" table:cell-range-address="Hoja1.B4:Hoja1.B10 Hoja1.D3:Hoja1.D10" chart:data-source-has-labels="both" svg:x="1.33cm" svg:y="1.301cm" svg:width="14.348cm" svg:height="7.525cm">
          <chartooo:coordinate-region svg:x="1.951cm" svg:y="1.5cm" svg:width="13.727cm" svg:height="6.679cm"/>
          <chart:axis chart:dimension="x" chart:name="primary-x" chart:style-name="ch4" chartooo:axis-type="auto">
            <chartooo:date-scale/>
            <chart:categories table:cell-range-address="Hoja1.B4:Hoja1.B10"/>
          </chart:axis>
          <chart:axis chart:dimension="y" chart:name="primary-y" chart:style-name="ch5">
            <chart:title svg:x="0.451cm" svg:y="5.464cm" chart:style-name="ch6">
              <text:p>SNR</text:p>
            </chart:title>
            <chart:grid chart:style-name="ch7" chart:class="major"/>
          </chart:axis>
          <chart:series chart:style-name="ch8" chart:values-cell-range-address="Hoja1.D4:Hoja1.D10" chart:label-cell-address="Hoja1.D3:Hoja1.D3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NR</text:p>
                <draw:g>
                  <svg:desc>Hoja1.D3:Hoja1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hatsapp</text:p>
                <draw:g>
                  <svg:desc>Hoja1.B4:Hoja1.B10</svg:desc>
                </draw:g>
              </table:table-cell>
              <table:table-cell office:value-type="float" office:value="32.1">
                <text:p>32.1</text:p>
                <draw:g>
                  <svg:desc>Hoja1.D4:Hoja1.D10</svg:desc>
                </draw:g>
              </table:table-cell>
            </table:table-row>
            <table:table-row>
              <table:table-cell office:value-type="string">
                <text:p>Piano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Violin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Trompeta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Trombón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Voz Limpia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Country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535cm" svg:y="0.316cm" chart:style-name="ch2">
          <text:p>Dominio Temporal - LSB</text:p>
        </chart:title>
        <chart:legend chart:legend-position="bottom" svg:x="4.301cm" svg:y="8.217cm" style:legend-expansion="wide" chart:style-name="ch3"/>
        <chart:plot-area chart:style-name="ch4" table:cell-range-address="Hoja1.B14:Hoja1.E20 Hoja1.C13:Hoja1.E13" chart:data-source-has-labels="both" svg:x="1.331cm" svg:y="1.301cm" svg:width="14.349cm" svg:height="6.736cm">
          <chartooo:coordinate-region svg:x="2.138cm" svg:y="1.501cm" svg:width="13.13cm" svg:height="5.889cm"/>
          <chart:axis chart:dimension="x" chart:name="primary-x" chart:style-name="ch5" chartooo:axis-type="auto">
            <chartooo:date-scale/>
            <chart:categories table:cell-range-address="Hoja1.B14:Hoja1.B20"/>
          </chart:axis>
          <chart:axis chart:dimension="y" chart:name="primary-y" chart:style-name="ch5">
            <chart:title svg:x="0.451cm" svg:y="5.07cm" chart:style-name="ch6">
              <text:p>SNR</text:p>
            </chart:title>
            <chart:grid chart:style-name="ch7" chart:class="major"/>
          </chart:axis>
          <chart:series chart:style-name="ch8" chart:values-cell-range-address="Hoja1.C14:Hoja1.C20" chart:label-cell-address="Hoja1.C13:Hoja1.C13" chart:class="chart:line">
            <chart:data-point chart:repeated="7"/>
          </chart:series>
          <chart:series chart:style-name="ch9" chart:values-cell-range-address="Hoja1.D14:Hoja1.D20" chart:label-cell-address="Hoja1.D13:Hoja1.D13" chart:class="chart:line">
            <chart:data-point chart:repeated="7"/>
          </chart:series>
          <chart:series chart:style-name="ch10" chart:values-cell-range-address="Hoja1.E14:Hoja1.E20" chart:label-cell-address="Hoja1.E13:Hoja1.E13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ic</text:p>
                <draw:g>
                  <svg:desc>Hoja1.C13:Hoja1.C13</svg:desc>
                </draw:g>
              </table:table-cell>
              <table:table-cell office:value-type="string">
                <text:p>Bit Choosen</text:p>
                <draw:g>
                  <svg:desc>Hoja1.D13:Hoja1.D13</svg:desc>
                </draw:g>
              </table:table-cell>
              <table:table-cell office:value-type="string">
                <text:p>Bit Step</text:p>
                <draw:g>
                  <svg:desc>Hoja1.E13:Hoja1.E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untry</text:p>
                <draw:g>
                  <svg:desc>Hoja1.B14:Hoja1.B20</svg:desc>
                </draw:g>
              </table:table-cell>
              <table:table-cell office:value-type="float" office:value="107">
                <text:p>107</text:p>
                <draw:g>
                  <svg:desc>Hoja1.C14:Hoja1.C20</svg:desc>
                </draw:g>
              </table:table-cell>
              <table:table-cell office:value-type="float" office:value="38">
                <text:p>38</text:p>
                <draw:g>
                  <svg:desc>Hoja1.D14:Hoja1.D20</svg:desc>
                </draw:g>
              </table:table-cell>
              <table:table-cell office:value-type="float" office:value="55">
                <text:p>55</text:p>
                <draw:g>
                  <svg:desc>Hoja1.E14:Hoja1.E20</svg:desc>
                </draw:g>
              </table:table-cell>
            </table:table-row>
            <table:table-row>
              <table:table-cell office:value-type="string">
                <text:p>Whatsapp</text:p>
              </table:table-cell>
              <table:table-cell office:value-type="float" office:value="117">
                <text:p>117</text:p>
              </table:table-cell>
              <table:table-cell office:value-type="float" office:value="38">
                <text:p>3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Voz Limpia</text:p>
              </table:table-cell>
              <table:table-cell office:value-type="float" office:value="107">
                <text:p>107</text:p>
              </table:table-cell>
              <table:table-cell office:value-type="float" office:value="39">
                <text:p>3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Trombón</text:p>
              </table:table-cell>
              <table:table-cell office:value-type="float" office:value="111">
                <text:p>111</text:p>
              </table:table-cell>
              <table:table-cell office:value-type="float" office:value="40">
                <text:p>4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Trompeta</text:p>
              </table:table-cell>
              <table:table-cell office:value-type="float" office:value="99">
                <text:p>99</text:p>
              </table:table-cell>
              <table:table-cell office:value-type="float" office:value="37">
                <text:p>3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Piano</text:p>
              </table:table-cell>
              <table:table-cell office:value-type="float" office:value="91">
                <text:p>91</text:p>
              </table:table-cell>
              <table:table-cell office:value-type="float" office:value="38">
                <text:p>3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Violin</text:p>
              </table:table-cell>
              <table:table-cell office:value-type="float" office:value="106">
                <text:p>106</text:p>
              </table:table-cell>
              <table:table-cell office:value-type="float" office:value="50">
                <text:p>50</text:p>
              </table:table-cell>
              <table:table-cell office:value-type="float" office:value="67">
                <text:p>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